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7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5cm" fo:min-width="5.9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4.2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subtitle">
      <style:graphic-properties draw:fill-color="#ffffff" fo:min-height="13.86cm"/>
    </style:style>
    <style:style style:name="pr9" style:family="presentation" style:parent-style-name="Default-title">
      <style:graphic-properties draw:auto-grow-height="true" fo:min-height="10.657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32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text-properties fo:font-family="'Nimbus Mono L'" style:font-family-generic="modern" style:font-pitch="fixed" fo:font-size="32pt" fo:font-weight="bold" style:font-size-asian="32pt" style:font-weight-asian="bold" style:font-size-complex="32pt" style:font-weight-complex="bold"/>
    </style:style>
    <style:style style:name="P6" style:family="paragraph">
      <style:text-properties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7" style:family="paragraph">
      <style:paragraph-properties fo:text-align="center"/>
      <style:text-properties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8" style:family="paragraph">
      <style:paragraph-properties fo:text-align="center"/>
      <style:text-properties fo:font-family="'Nimbus Mono L'" style:font-family-generic="modern" style:font-pitch="fixed"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family="'Nimbus Mono L'" style:font-family-generic="modern" style:font-pitch="fixed" fo:font-weight="bold" style:font-weight-asian="bold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family="'Nimbus Mono L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7" style:family="text">
      <style:text-properties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font-weight="bold"/>
    </style:style>
    <style:style style:name="T9" style:family="text">
      <style:text-properties fo:font-weight="bold" style:font-weight-asian="normal" style:font-weight-complex="normal"/>
    </style:style>
    <style:style style:name="T10" style:family="text">
      <style:text-properties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dma_buf Buffer Sharing</text:span></text:p>
          </draw:text-box>
        </draw:frame>
        <draw:frame presentation:style-name="pr2" draw:text-style-name="P2" draw:layer="layout" svg:width="25.199cm" svg:height="4.259cm" svg:x="1.401cm" svg:y="8.741cm" presentation:class="subtitle" presentation:user-transformed="true">
          <draw:text-box>
            <text:p><text:span text:style-name="T2">Daniel Vetter, Intel OTC</text:span></text:p>
            <text:p><text:span text:style-name="T2">FOSDEM 201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meh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 cases</text:p>
          </draw:text-box>
        </draw:frame>
        <draw:frame presentation:style-name="pr4" draw:layer="layout" svg:width="25.199cm" svg:height="13.859cm" svg:x="1.401cm" svg:y="4.8cm" presentation:class="outline" presentation:user-transformed="true">
          <draw:text-box>
            <text:list text:style-name="L3">
              <text:list-item>
                <text:p><text:span text:style-name="T3">zero-copy memory sharing</text:span></text:p>
              </text:list-item>
              <text:list-item>
                <text:p><text:span text:style-name="T1">embedded:</text:span> video pipe with gpu, display, v4l capture, codec, ...</text:p>
              </text:list-item>
              <text:list-item>
                <text:p>dynamic reconfiguration</text:p>
              </text:list-item>
              <text:list-item>
                <text:p><text:span text:style-name="T1">desktop: </text:span>wireless display, multi-gpu, gpgpu ...</text:p>
              </text:list-item>
              <text:list-item>
                <text:p>loads of buffer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olution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ON on Android ICS</text:p>
              </text:list-item>
              <text:list-item>
                <text:p>*mem on earlier Androids</text:p>
              </text:list-item>
              <text:list-item>
                <text:p>nvhost for nVidia blob</text:p>
              </text:list-item>
              <text:list-item>
                <text:p><text:span text:style-name="T4">get_user_pages</text:span> hacks: almost everyone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ma_buf v1</text:p>
          </draw:text-box>
        </draw:frame>
        <draw:frame presentation:style-name="pr4" draw:layer="layout" svg:width="25.199cm" svg:height="7.773cm" svg:x="1.401cm" svg:y="6.827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fixed size of buffer object</text:p>
              </text:list-item>
              <text:list-item>
                <text:p>file descriptor as userspace hand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issing pieces: wtf</text:p>
          </draw:text-box>
        </draw:frame>
        <draw:frame presentation:style-name="pr4" draw:layer="layout" svg:width="25.199cm" svg:height="10.773cm" svg:x="1.4cm" svg:y="8cm" presentation:class="outline" presentation:user-transformed="true">
          <draw:text-box>
            <text:list text:style-name="L3">
              <text:list-item>
                <text:p>create/allocation</text:p>
              </text:list-item>
              <text:list-item>
                <text:p>other metadata</text:p>
              </text:list-item>
              <text:list-item>
                <text:p>storage paramet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age: from userspace</text:p>
          </draw:text-box>
        </draw:frame>
        <draw:frame draw:style-name="gr2" draw:text-style-name="P3" draw:layer="layout" svg:width="4.659cm" svg:height="1.517cm" svg:x="4.341cm" svg:y="11.2cm">
          <draw:text-box>
            <text:p><text:span text:style-name="T5">exporter</text:span></text:p>
          </draw:text-box>
        </draw:frame>
        <draw:frame draw:style-name="gr2" draw:text-style-name="P3" draw:layer="layout" svg:width="4.651cm" svg:height="1.517cm" svg:x="19.349cm" svg:y="11.283cm">
          <draw:text-box>
            <text:p><text:span text:style-name="T5">importer</text:span></text:p>
          </draw:text-box>
        </draw:frame>
        <draw:frame draw:style-name="gr2" draw:text-style-name="P3" draw:layer="layout" svg:width="6.166cm" svg:height="1.517cm" svg:x="10.434cm" svg:y="6cm">
          <draw:text-box>
            <text:p><text:span text:style-name="T5">dma_buf/fd</text:span></text:p>
          </draw:text-box>
        </draw:frame>
        <draw:line draw:style-name="gr3" draw:text-style-name="P4" draw:layer="layout" svg:x1="6.8cm" svg:y1="11.4cm" svg:x2="10.434cm" svg:y2="7.517cm">
          <text:p/>
        </draw:line>
        <draw:line draw:style-name="gr3" draw:text-style-name="P4" draw:layer="layout" svg:x1="16.6cm" svg:y1="7.4cm" svg:x2="21.2cm" svg:y2="11.283cm">
          <text:p/>
        </draw:line>
        <draw:frame draw:style-name="gr2" draw:text-style-name="P5" draw:layer="layout" svg:width="10.014cm" svg:height="1.555cm" svg:x="3.586cm" svg:y="8.6cm">
          <draw:text-box>
            <text:p><text:span text:style-name="T6">dma_buf_export</text:span></text:p>
          </draw:text-box>
        </draw:frame>
        <draw:frame draw:style-name="gr2" draw:text-style-name="P5" draw:layer="layout" svg:width="7.94cm" svg:height="1.555cm" svg:x="16.66cm" svg:y="8.8cm">
          <draw:text-box>
            <text:p><text:span text:style-name="T6">dma_buf_get</text:span></text:p>
          </draw:text-box>
        </draw:frame>
        <draw:frame draw:style-name="gr2" draw:text-style-name="P6" draw:layer="layout" svg:width="12.254cm" svg:height="1.517cm" svg:x="1.325cm" svg:y="15.6cm">
          <draw:text-box>
            <text:p><text:span text:style-name="T7">underlying buffer object</text:span></text:p>
          </draw:text-box>
        </draw:frame>
        <draw:line draw:style-name="gr4" draw:text-style-name="P7" draw:layer="layout" svg:x1="6.4cm" svg:y1="12.717cm" svg:x2="6.4cm" svg:y2="15.8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age: kernel importer</text:p>
          </draw:text-box>
        </draw:frame>
        <draw:frame draw:style-name="gr2" draw:text-style-name="P6" draw:layer="layout" svg:width="4.909cm" svg:height="1.517cm" svg:x="6.491cm" svg:y="4.8cm">
          <draw:text-box>
            <text:p><text:span text:style-name="T7">dma_buf</text:span></text:p>
          </draw:text-box>
        </draw:frame>
        <draw:frame draw:style-name="gr2" draw:text-style-name="P6" draw:layer="layout" svg:width="3.779cm" svg:height="1.517cm" svg:x="17.821cm" svg:y="7.483cm">
          <draw:text-box>
            <text:p><text:span text:style-name="T7">device</text:span></text:p>
          </draw:text-box>
        </draw:frame>
        <draw:frame draw:style-name="gr2" draw:text-style-name="P6" draw:layer="layout" svg:width="11.14cm" svg:height="1.517cm" svg:x="4cm" svg:y="10.283cm">
          <draw:text-box>
            <text:p><text:span text:style-name="T7">dma_buf_attachment</text:span></text:p>
          </draw:text-box>
        </draw:frame>
        <draw:frame draw:style-name="gr2" draw:text-style-name="P6" draw:layer="layout" svg:width="6.602cm" svg:height="1.517cm" svg:x="10.398cm" svg:y="16.483cm">
          <draw:text-box>
            <text:p><text:span text:style-name="T7">device DMA</text:span></text:p>
          </draw:text-box>
        </draw:frame>
        <draw:line draw:style-name="gr3" draw:text-style-name="P7" draw:layer="layout" svg:x1="9cm" svg:y1="6.317cm" svg:x2="9cm" svg:y2="10.6cm">
          <text:p/>
        </draw:line>
        <draw:line draw:style-name="gr4" draw:text-style-name="P8" draw:layer="layout" svg:x1="9cm" svg:y1="12cm" svg:x2="13cm" svg:y2="16.483cm">
          <text:p/>
        </draw:line>
        <draw:frame draw:style-name="gr2" draw:text-style-name="P5" draw:layer="layout" svg:width="9.985cm" svg:height="1.555cm" svg:x="4.4cm" svg:y="7.445cm">
          <draw:text-box>
            <text:p><text:span text:style-name="T6">dma_buf_attach</text:span></text:p>
          </draw:text-box>
        </draw:frame>
        <draw:frame draw:style-name="gr2" draw:text-style-name="P5" draw:layer="layout" svg:width="6.598cm" svg:height="1.555cm" svg:x="8.402cm" svg:y="13.645cm">
          <draw:text-box>
            <text:p><text:span text:style-name="T6">map/unmap</text:span></text:p>
          </draw:text-box>
        </draw:frame>
        <draw:line draw:style-name="gr3" draw:text-style-name="P8" draw:layer="layout" svg:x1="17.821cm" svg:y1="8.2cm" svg:x2="14.4cm" svg:y2="8.2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y only size for metadata?</text:p>
          </draw:text-box>
        </draw:frame>
        <draw:frame presentation:style-name="pr7" draw:layer="layout" svg:width="25.199cm" svg:height="11.174cm" svg:x="1.4cm" svg:y="7.6cm" presentation:class="outline" presentation:user-transformed="true">
          <draw:text-box>
            <text:list text:style-name="L3">
              <text:list-item>
                <text:p>other metadata often unkown</text:p>
              </text:list-item>
              <text:list-item>
                <text:p>inconsistent metadata (FOURCC)</text:p>
              </text:list-item>
              <text:list-item>
                <text:p>more is not requir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is the attachment for?</text:p>
          </draw:text-box>
        </draw:frame>
        <draw:frame presentation:style-name="pr7" draw:layer="layout" svg:width="25.199cm" svg:height="10.774cm" svg:x="1.4cm" svg:y="8cm" presentation:class="outline" presentation:user-transformed="true">
          <draw:text-box>
            <text:list text:style-name="L3">
              <text:list-item>
                <text:p>devices have horribly DMA constraints</text:p>
              </text:list-item>
              <text:list-item>
                <text:p><text:span text:style-name="T4">attach/detach</text:span> reconfigures the pipeli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2.4cm" svg:height="3.506cm" svg:x="3.2cm" svg:y="0.837cm" presentation:class="title" presentation:user-transformed="true">
          <draw:text-box>
            <text:p>why device address<text:line-break/>space mappings?</text:p>
          </draw:text-box>
        </draw:frame>
        <draw:frame presentation:style-name="pr7" draw:layer="layout" svg:width="25.199cm" svg:height="10.374cm" svg:x="1.4cm" svg:y="8.4cm" presentation:class="outline" presentation:user-transformed="true">
          <draw:text-box>
            <text:list text:style-name="L3">
              <text:list-item>
                <text:p>backing storage might not exist</text:p>
              </text:list-item>
              <text:list-item>
                <text:p>consistency with DMA API</text:p>
              </text:list-item>
              <text:list-item>
                <text:p>no storage parameters expos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issing pieces: obvious things</text:p>
          </draw:text-box>
        </draw:frame>
        <draw:frame presentation:style-name="pr7" draw:layer="layout" svg:width="25.199cm" svg:height="9.174cm" svg:x="1.4cm" svg:y="9.6cm" presentation:class="outline" presentation:user-transformed="true">
          <draw:text-box>
            <text:list text:style-name="L3">
              <text:list-item>
                <text:p>cpu access from kernel space</text:p>
              </text:list-item>
              <text:list-item>
                <text:p>userspace access, i.e. mmap sup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issing pieces: the dragon</text:p>
          </draw:text-box>
        </draw:frame>
        <draw:frame presentation:style-name="pr7" draw:layer="layout" svg:width="25.199cm" svg:height="8.574cm" svg:x="1.4cm" svg:y="10.2cm" presentation:class="outline" presentation:user-transformed="true">
          <draw:text-box>
            <text:list text:style-name="L3">
              <text:list-item>
                <text:p>eviction sup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y eviction support?</text:p>
          </draw:text-box>
        </draw:frame>
        <draw:frame presentation:style-name="pr7" draw:layer="layout" svg:width="25.199cm" svg:height="12.174cm" svg:x="1.4cm" svg:y="6.6cm" presentation:class="outline" presentation:user-transformed="true">
          <draw:text-box>
            <text:list text:style-name="L3">
              <text:list-item>
                <text:p>buffer movement</text:p>
              </text:list-item>
              <text:list-item>
                <text:p>support swapping (like GEM does)</text:p>
              </text:list-item>
              <text:list-item>
                <text:p>generally better resource usage</text:p>
              </text:list-item>
              <text:list-item>
                <text:p>... i.e. why to we have virtual memory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viction support in v1</text:p>
          </draw:text-box>
        </draw:frame>
        <draw:frame presentation:style-name="pr7" draw:layer="layout" svg:width="25.199cm" svg:height="9.374cm" svg:x="1.4cm" svg:y="9.4cm" presentation:class="outline" presentation:user-transformed="true">
          <draw:text-box>
            <text:list text:style-name="L3">
              <text:list-item>
                <text:p>bracket dma</text:p>
              </text:list-item>
              <text:list-item>
                <text:p>everyone hates 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kernel cpu access</text:p>
          </draw:text-box>
        </draw:frame>
        <draw:frame presentation:style-name="pr7" draw:layer="layout" svg:width="25.199cm" svg:height="11.974cm" svg:x="1.4cm" svg:y="6.8cm" presentation:class="outline" presentation:user-transformed="true">
          <draw:text-box>
            <text:list text:style-name="L3">
              <text:list-item>
                <text:p><text:span text:style-name="T4">kmap</text:span> support</text:p>
              </text:list-item>
              <text:list-item>
                <text:p>cache flushing</text:p>
              </text:list-item>
              <text:list-item>
                <text:p>swapping the buffer in</text:p>
              </text:list-item>
              <text:list-item>
                <text:p>currently under discus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map support<text:tab/></text:p>
          </draw:text-box>
        </draw:frame>
        <draw:frame presentation:style-name="pr7" draw:layer="layout" svg:width="25.199cm" svg:height="11.774cm" svg:x="1.4cm" svg:y="7cm" presentation:class="outline" presentation:user-transformed="true">
          <draw:text-box>
            <text:list text:style-name="L3">
              <text:list-item>
                <text:p>coherency issues</text:p>
              </text:list-item>
              <text:list-item>
                <text:p>faking coherency by intercepting page faults</text:p>
              </text:list-item>
              <text:list-item>
                <text:p>PTE shotdown for evic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why is the dragon a dragon?</text:p>
          </draw:text-box>
        </draw:frame>
        <draw:frame presentation:style-name="pr7" draw:layer="layout" svg:width="25.199cm" svg:height="12.174cm" svg:x="1.4cm" svg:y="6.6cm" presentation:class="outline" presentation:user-transformed="true">
          <draw:text-box>
            <text:list text:style-name="L3">
              <text:list-item>
                <text:p>locking issues, angers lockdep</text:p>
              </text:list-item>
              <text:list-item>
                <text:p>buffer reservation deadlocks</text:p>
              </text:list-item>
              <text:list-item>
                <text:p>angers the OOM kill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cking issues</text:p>
          </draw:text-box>
        </draw:frame>
        <draw:frame presentation:style-name="pr7" draw:layer="layout" svg:width="25.199cm" svg:height="1.974cm" svg:x="1.4cm" svg:y="16.8cm" presentation:class="outline" presentation:user-transformed="true">
          <draw:text-box>
            <text:list text:style-name="L3">
              <text:list-item>
                <text:p>solveable</text:p>
              </text:list-item>
            </text:list>
          </draw:text-box>
        </draw:frame>
        <draw:frame draw:style-name="gr2" draw:text-style-name="P6" draw:layer="layout" svg:width="4.659cm" svg:height="1.517cm" svg:x="6cm" svg:y="5.2cm">
          <draw:text-box>
            <text:p><text:span text:style-name="T7">exporter</text:span></text:p>
          </draw:text-box>
        </draw:frame>
        <draw:frame draw:style-name="gr2" draw:text-style-name="P6" draw:layer="layout" svg:width="7.678cm" svg:height="1.517cm" svg:x="6cm" svg:y="8.683cm">
          <draw:text-box>
            <text:p><text:span text:style-name="T7">dma_buf layer</text:span></text:p>
          </draw:text-box>
        </draw:frame>
        <draw:frame draw:style-name="gr5" draw:text-style-name="P6" draw:layer="layout" svg:width="0.001cm" svg:height="1.187cm" svg:x="7.2cm" svg:y="12.8cm">
          <draw:text-box>
            <text:p/>
          </draw:text-box>
        </draw:frame>
        <draw:frame draw:style-name="gr2" draw:text-style-name="P6" draw:layer="layout" svg:width="4.651cm" svg:height="1.517cm" svg:x="6.2cm" svg:y="12.483cm">
          <draw:text-box>
            <text:p><text:span text:style-name="T7">importer</text:span></text:p>
          </draw:text-box>
        </draw:frame>
        <draw:line draw:style-name="gr6" draw:text-style-name="P7" draw:layer="layout" svg:x1="16.6cm" svg:y1="13.6cm" svg:x2="16.6cm" svg:y2="5.8cm">
          <text:p text:style-name="P9"><text:span text:style-name="T7"><text:s/></text:span></text:p>
        </draw:line>
        <draw:frame draw:style-name="gr2" draw:text-style-name="P6" draw:layer="layout" svg:width="2.703cm" svg:height="1.517cm" svg:x="15.2cm" svg:y="7.083cm">
          <draw:text-box>
            <text:p><text:span text:style-name="T7">map</text:span></text:p>
          </draw:text-box>
        </draw:frame>
        <draw:line draw:style-name="gr3" draw:text-style-name="P7" draw:layer="layout" svg:x1="21.8cm" svg:y1="5.8cm" svg:x2="21.8cm" svg:y2="13.6cm">
          <text:p/>
        </draw:line>
        <draw:frame draw:style-name="gr2" draw:text-style-name="P6" draw:layer="layout" svg:width="2.83cm" svg:height="1.517cm" svg:x="20.37cm" svg:y="10.683cm">
          <draw:text-box>
            <text:p><text:span text:style-name="T7">evic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ffer reservation deadlocks</text:p>
          </draw:text-box>
        </draw:frame>
        <draw:frame draw:style-name="gr2" draw:text-style-name="P6" draw:layer="layout" svg:width="10.992cm" svg:height="5.315cm" svg:x="1.6cm" svg:y="6.085cm">
          <draw:text-box>
            <text:p><text:span text:style-name="T7">subsystem A</text:span></text:p>
            <text:p><text:span text:style-name="T7">buffers A1, A2</text:span></text:p>
            <text:p><text:span text:style-name="T7"/></text:p>
            <text:p><text:span text:style-name="T7">needs buffers A1, B2</text:span></text:p>
          </draw:text-box>
        </draw:frame>
        <draw:frame draw:style-name="gr2" draw:text-style-name="P6" draw:layer="layout" svg:width="10.992cm" svg:height="5.315cm" svg:x="15.2cm" svg:y="6cm">
          <draw:text-box>
            <text:p><text:span text:style-name="T7">subsystem B</text:span></text:p>
            <text:p><text:span text:style-name="T7">buffers B1, B2</text:span></text:p>
            <text:p><text:span text:style-name="T7"/></text:p>
            <text:p><text:span text:style-name="T7">needs buffers B1, A2</text:span></text:p>
          </draw:text-box>
        </draw:frame>
        <draw:frame draw:style-name="gr2" draw:text-style-name="P6" draw:layer="layout" svg:width="15.005cm" svg:height="1.517cm" svg:x="6.573cm" svg:y="14.4cm">
          <draw:text-box>
            <text:p><text:span text:style-name="T7">only 2 buffers fit into memo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tm style reservation</text:p>
          </draw:text-box>
        </draw:frame>
        <draw:frame presentation:style-name="pr7" draw:layer="layout" svg:width="25.199cm" svg:height="10.574cm" svg:x="1.4cm" svg:y="6.8cm" presentation:class="outline" presentation:user-transformed="true">
          <draw:text-box>
            <text:list text:style-name="L3">
              <text:list-item>
                <text:p>global queue of reservation tickets</text:p>
              </text:list-item>
              <text:list-item>
                <text:p>mark every required buffer</text:p>
              </text:list-item>
              <text:list-item>
                <text:p>map buffers for DMA</text:p>
              </text:list-item>
              <text:list-item>
                <text:p>check to-be-evicted buffers</text:p>
              </text:list-item>
              <text:list-item>
                <text:p>full backdown on inver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OM killer on rampage</text:p>
          </draw:text-box>
        </draw:frame>
        <draw:frame draw:style-name="gr2" draw:text-style-name="P3" draw:layer="layout" svg:width="3.012cm" svg:height="1.517cm" svg:x="5.4cm" svg:y="5.083cm">
          <draw:text-box>
            <text:p><text:span text:style-name="T5">RAM</text:span></text:p>
          </draw:text-box>
        </draw:frame>
        <draw:frame draw:style-name="gr7" draw:text-style-name="P3" draw:layer="layout" svg:width="3.148cm" svg:height="1.717cm" svg:x="18.4cm" svg:y="5.2cm">
          <draw:text-box>
            <text:p><text:span text:style-name="T5">swap</text:span></text:p>
          </draw:text-box>
        </draw:frame>
        <draw:custom-shape draw:style-name="gr8" draw:text-style-name="P4" draw:layer="layout" svg:width="10.2cm" svg:height="11.4cm" svg:x="2.4cm" svg:y="7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7.8cm" svg:height="11.4cm" svg:x="15.8cm" svg:y="7.2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2.4cm" svg:y1="15.2cm" svg:x2="12.6cm" svg:y2="15.2cm">
          <text:p/>
        </draw:line>
        <draw:frame draw:style-name="gr10" draw:text-style-name="P3" draw:layer="layout" svg:width="6.6cm" svg:height="4.4cm" svg:x="4cm" svg:y="8.8cm">
          <draw:text-box>
            <text:p><text:span text:style-name="T5">lolcats in hidden tabs</text:span></text:p>
          </draw:text-box>
        </draw:frame>
        <draw:frame draw:style-name="gr2" draw:text-style-name="P3" draw:layer="layout" svg:width="9.422cm" svg:height="1.517cm" svg:x="2.778cm" svg:y="16.083cm">
          <draw:text-box>
            <text:p><text:span text:style-name="T5">video pipe buff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voiding the OOM wrath</text:p>
          </draw:text-box>
        </draw:frame>
        <draw:frame presentation:style-name="pr7" draw:layer="layout" svg:width="25.199cm" svg:height="11.174cm" svg:x="1.4cm" svg:y="7.6cm" presentation:class="outline" presentation:user-transformed="true">
          <draw:text-box>
            <text:list text:style-name="L3">
              <text:list-item>
                <text:p>ttm: global pools and limits</text:p>
              </text:list-item>
              <text:list-item>
                <text:p>i915: only cares about itself 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odo</text:p>
          </draw:text-box>
        </draw:frame>
        <draw:frame presentation:style-name="pr7" draw:layer="layout" svg:width="25.199cm" svg:height="10.174cm" svg:x="1.4cm" svg:y="8.6cm" presentation:class="outline" presentation:user-transformed="true">
          <draw:text-box>
            <text:list text:style-name="L3">
              <text:list-item>
                <text:p><text:span text:style-name="T8">userspace: </text:span><text:span text:style-name="T3">Wayland, format/layout arbitrage, gbm/EGL extension, ...</text:span></text:p>
              </text:list-item>
              <text:list-item>
                <text:p><text:span text:style-name="T9">kernel</text:span><text:span text:style-name="T10">: write patches, extend DMA API, 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s</text:p>
          </draw:text-box>
        </draw:frame>
        <draw:frame presentation:style-name="pr8" draw:layer="layout" svg:width="25.199cm" svg:height="13.86cm" svg:x="1.4cm" svg:y="4.914cm" presentation:class="subtitle">
          <draw:text-box>
            <text:p>Sumit Semwal, Rob Clarke and all the other people on linaro-mm-sig ...</text:p>
            <text:p/>
            <text:p>Luc Verhaegen</text:p>
            <text:p/>
            <text:p>Xorg Found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presentation:style-name="pr9" draw:layer="layout" svg:width="25.199cm" svg:height="10.657cm" svg:x="1.4cm" svg:y="4.343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CH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02T15:38:20</meta:creation-date>
    <meta:editing-duration>PT5H35M29S</meta:editing-duration>
    <meta:editing-cycles>17</meta:editing-cycles>
    <meta:generator>LibreOffice/3.4$Unix LibreOffice_project/340m1$Build-502</meta:generator>
    <dc:date>2012-02-03T14:50:07</dc:date>
    <meta:document-statistic meta:object-count="152"/>
  </office:meta>
</office:document-meta>
</file>